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9F07FC5B12B32DE6.png" manifest:media-type="image/png"/>
  <manifest:file-entry manifest:full-path="Pictures/100016280000458E0000458EB9C35EF09D392CC7.svg" manifest:media-type="image/svg+xml"/>
  <manifest:file-entry manifest:full-path="Pictures/1000017C00000EFC00000EFCE1B14AFD87C58FB8.svg" manifest:media-type="image/svg+xml"/>
  <manifest:file-entry manifest:full-path="Pictures/10000001000000B5000000B5C8EB5124587A742B.png" manifest:media-type="image/png"/>
  <manifest:file-entry manifest:full-path="Pictures/100016260000458E0000458E0FBCA8DACEEB2DE2.svg" manifest:media-type="image/svg+xml"/>
  <manifest:file-entry manifest:full-path="Pictures/10000001000000B5000000B5643B5DB5172D082C.png" manifest:media-type="image/png"/>
  <manifest:file-entry manifest:full-path="Pictures/1000014000000EFC00000EFC3ADD6FE00706B345.svg" manifest:media-type="image/svg+xml"/>
  <manifest:file-entry manifest:full-path="Pictures/10000001000002C3000002C3F5969576AF5855FE.png" manifest:media-type="image/png"/>
  <manifest:file-entry manifest:full-path="Pictures/10000001000002C3000002C3ACA59CC9E70C3329.png" manifest:media-type="image/png"/>
  <manifest:file-entry manifest:full-path="Pictures/100016240000458E0000458E00DF1C3D3A0DCBB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b4c7dc" draw:textarea-horizontal-align="justify" draw:textarea-vertical-align="middle" draw:auto-grow-height="false" fo:min-height="0.703cm" fo:min-width="5.335cm"/>
    </style:style>
    <style:style style:name="gr2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72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726cm"/>
      <style:paragraph-properties style:writing-mode="lr-tb"/>
    </style:style>
    <style:style style:name="P1" style:family="paragraph">
      <loext:graphic-properties draw:fill="none" draw:fill-color="#b4c7d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 fo:font-size="40pt" style:font-size-asian="40pt" style:font-size-complex="40pt"/>
    </style:style>
    <style:style style:name="T3" style:family="text">
      <style:text-properties fo:font-size="40pt" fo:background-color="transparen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8cm" svg:height="1.905cm" svg:x="27.814cm" svg:y="11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5.752cm" svg:y="11.733cm">
          <draw:text-box>
            <text:p><text:span text:style-name="T1">XYZ</text:span></text:p>
          </draw:text-box>
        </draw:frame>
        <draw:frame draw:style-name="gr3" draw:text-style-name="P2" draw:layer="layout" svg:width="8.235cm" svg:height="4.976cm" svg:x="5.517cm" svg:y="10.158cm">
          <draw:text-box>
            <text:p><text:span text:style-name="T1">1</text:span><text:span text:style-name="T2">st</text:span><text:span text:style-name="T1"> permutation</text:span></text:p>
          </draw:text-box>
        </draw:frame>
        <draw:frame draw:style-name="gr4" draw:text-style-name="P3" draw:layer="layout" svg:width="15.24cm" svg:height="15.113cm" svg:x="12.599cm" svg:y="4.912cm">
          <draw:image xlink:href="Pictures/100016240000458E0000458E00DF1C3D3A0DCBBB.svg" xlink:type="simple" xlink:show="embed" xlink:actuate="onLoad" draw:mime-type="image/svg+xml">
            <text:p/>
          </draw:image>
          <draw:image xlink:href="Pictures/10000001000002C3000002C3F5969576AF5855FE.png" xlink:type="simple" xlink:show="embed" xlink:actuate="onLoad" draw:mime-type="image/png"/>
        </draw:frame>
        <draw:custom-shape draw:style-name="gr1" draw:text-style-name="P1" draw:layer="layout" svg:width="6.668cm" svg:height="1.905cm" svg:x="27.814cm" svg:y="28.0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5.752cm" svg:y="28.084cm">
          <draw:text-box>
            <text:p><text:span text:style-name="T1">XYZ</text:span></text:p>
          </draw:text-box>
        </draw:frame>
        <draw:frame draw:style-name="gr4" draw:text-style-name="P3" draw:layer="layout" svg:width="3.835cm" svg:height="3.835cm" svg:x="40.966cm" svg:y="27.08cm">
          <draw:image xlink:href="Pictures/1000014000000EFC00000EFC3ADD6FE00706B345.svg" xlink:type="simple" xlink:show="embed" xlink:actuate="onLoad" draw:mime-type="image/svg+xml">
            <text:p/>
          </draw:image>
          <draw:image xlink:href="Pictures/10000001000000B5000000B5643B5DB5172D082C.png" xlink:type="simple" xlink:show="embed" xlink:actuate="onLoad" draw:mime-type="image/png"/>
        </draw:frame>
        <draw:frame draw:style-name="gr3" draw:text-style-name="P2" draw:layer="layout" svg:width="8.235cm" svg:height="4.976cm" svg:x="5.517cm" svg:y="26.509cm">
          <draw:text-box>
            <text:p><text:span text:style-name="T1">2</text:span><text:span text:style-name="T2">nd</text:span><text:span text:style-name="T1"> permutation</text:span></text:p>
          </draw:text-box>
        </draw:frame>
        <draw:frame draw:style-name="gr4" draw:text-style-name="P3" draw:layer="layout" svg:width="15.24cm" svg:height="15.113cm" svg:x="12.599cm" svg:y="21.263cm">
          <draw:image xlink:href="Pictures/100016260000458E0000458E0FBCA8DACEEB2DE2.svg" xlink:type="simple" xlink:show="embed" xlink:actuate="onLoad" draw:mime-type="image/svg+xml">
            <text:p/>
          </draw:image>
          <draw:image xlink:href="Pictures/10000001000002C3000002C3ACA59CC9E70C3329.png" xlink:type="simple" xlink:show="embed" xlink:actuate="onLoad" draw:mime-type="image/png"/>
        </draw:frame>
        <draw:custom-shape draw:style-name="gr1" draw:text-style-name="P1" draw:layer="layout" svg:width="6.668cm" svg:height="1.905cm" svg:x="27.814cm" svg:y="44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445cm" svg:height="1.826cm" svg:x="35.752cm" svg:y="44.435cm">
          <draw:text-box>
            <text:p><text:span text:style-name="T1">ZYX</text:span></text:p>
          </draw:text-box>
        </draw:frame>
        <draw:frame draw:style-name="gr5" draw:text-style-name="P4" draw:layer="layout" svg:width="8.235cm" svg:height="4.976cm" svg:x="5.517cm" svg:y="42.86cm">
          <draw:text-box>
            <text:p><text:span text:style-name="T1">3</text:span><text:span text:style-name="T2">rd</text:span><text:span text:style-name="T1"> </text:span><text:span text:style-name="T3">permutation</text:span></text:p>
          </draw:text-box>
        </draw:frame>
        <draw:frame draw:style-name="gr4" draw:text-style-name="P3" draw:layer="layout" svg:width="3.835cm" svg:height="3.835cm" svg:x="40.966cm" svg:y="43.431cm">
          <draw:image xlink:href="Pictures/1000017C00000EFC00000EFCE1B14AFD87C58FB8.svg" xlink:type="simple" xlink:show="embed" xlink:actuate="onLoad" draw:mime-type="image/svg+xml">
            <text:p/>
          </draw:image>
          <draw:image xlink:href="Pictures/10000001000000B5000000B5C8EB5124587A742B.png" xlink:type="simple" xlink:show="embed" xlink:actuate="onLoad" draw:mime-type="image/png"/>
        </draw:frame>
        <draw:frame draw:style-name="gr4" draw:text-style-name="P3" draw:layer="layout" svg:width="15.24cm" svg:height="15.113cm" svg:x="12.599cm" svg:y="37.614cm">
          <draw:image xlink:href="Pictures/100016280000458E0000458EB9C35EF09D392CC7.svg" xlink:type="simple" xlink:show="embed" xlink:actuate="onLoad" draw:mime-type="image/svg+xml">
            <text:p/>
          </draw:image>
          <draw:image xlink:href="Pictures/10000001000002C3000002C39F07FC5B12B32DE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0:20:38.473489617</meta:creation-date>
    <dc:date>2024-07-01T09:07:01.695528670</dc:date>
    <meta:editing-duration>PT32M27S</meta:editing-duration>
    <meta:editing-cycles>5</meta:editing-cycles>
    <meta:generator>LibreOffice/7.3.7.2$Linux_X86_64 LibreOffice_project/30$Build-2</meta:generator>
    <meta:document-statistic meta:object-count="14"/>
  </office:meta>
</office:document-meta>
</file>